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625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499cm" fo:text-indent="0cm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Dynamic programming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Senthilvel Samatharma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625cm" svg:x="2cm" svg:y="0.777cm" presentation:class="title" presentation:user-transformed="true">
          <draw:text-box>
            <text:p>What is dynamic programming?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1" text:id="id1" text:style-name="P3">A technique generally is used to optimize</text:p>
                <text:list>
                  <text:list-item>
                    <text:p xml:id="id2" text:id="id2">Greedy algorithms</text:p>
                  </text:list-item>
                  <text:list-item>
                    <text:p>Brute force algorithms</text:p>
                  </text:list-item>
                  <text:list-item>
                    <text:p>Exhaustive search</text:p>
                  </text:list-item>
                </text:list>
              </text:list-item>
              <text:list-item>
                <text:p>Break the problem into sub-problems</text:p>
              </text:list-item>
              <text:list-item>
                <text:p>Resuse the solution of sub-problems as much as possibl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Problem 1</text:p>
          </draw:text-box>
        </draw:frame>
        <draw:frame presentation:style-name="pr5" draw:text-style-name="P1" draw:layer="layout" svg:width="24cm" svg:height="15.98cm" svg:x="2cm" svg:y="4.22cm" presentation:class="outline" presentation:user-transformed="true">
          <draw:text-box>
            <text:list text:style-name="L3">
              <text:list-item>
                <text:p>Find the Nth Fibonacci number.</text:p>
              </text:list-item>
              <text:list-item>
                <text:p>Example:</text:p>
              </text:list-item>
            </text:list>
            <text:list text:style-name="L4">
              <text:list-item>
                <text:list>
                  <text:list-item>
                    <text:p xml:id="id3" text:id="id3"><text:s/>0 </text:p>
                  </text:list-item>
                  <text:list-item>
                    <text:p xml:id="id4" text:id="id4"><text:s/>1</text:p>
                  </text:list-item>
                  <text:list-item>
                    <text:p xml:id="id5" text:id="id5"><text:s/>1 <text:s text:c="2"/>&lt;-- (0 + 1)</text:p>
                  </text:list-item>
                  <text:list-item>
                    <text:p xml:id="id6" text:id="id6"><text:s/>2 <text:s text:c="2"/>&lt;-- (1 + 1)</text:p>
                  </text:list-item>
                  <text:list-item>
                    <text:p xml:id="id7" text:id="id7"><text:s/>3 <text:s text:c="2"/>&lt;-- (2 + 1)</text:p>
                  </text:list-item>
                  <text:list-item>
                    <text:p xml:id="id8" text:id="id8"><text:s/>5 <text:s text:c="2"/>&lt;-- (3 + 2)</text:p>
                  </text:list-item>
                  <text:list-item>
                    <text:p xml:id="id9" text:id="id9"><text:s/>8 <text:s text:c="2"/>&lt;-- (5 + 3)</text:p>
                  </text:list-item>
                  <text:list-item>
                    <text:p xml:id="id10" text:id="id10"><text:s/>13 &lt;-- (5 + 8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Problem 2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Given a building with N floors and K eggs. <text:s/>find out the minumum number of attempts you would require to find out the floor from which the egg dropped would brea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1 Egg and N floors 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4">
              <text:list-item>
                <text:p>Go to first floor, N = 1</text:p>
              </text:list-item>
              <text:list-item>
                <text:p>Drop the egg</text:p>
              </text:list-item>
              <text:list-item>
                <text:p>If it breaks, you have the answer, N</text:p>
              </text:list-item>
              <text:list-item>
                <text:p>If it does not break, go to the floor above, N = N + 1 </text:p>
              </text:list-item>
              <text:list-item>
                <text:p>Repeat from #2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2 eggs and N floor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o not start from the 1<text:span text:style-name="T1">st</text:span> floor.</text:p>
              </text:list-item>
              <text:list-item>
                <text:p>We can start from the any Kth floor. </text:p>
              </text:list-item>
              <text:list-item>
                <text:p>If the egg breaks, we have one egg and k - 1 floors below.</text:p>
              </text:list-item>
              <text:list-item>
                <text:p>If the egg does not break, we have 2 eggs and N - K floors, abov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7T21:56:52.862030269</meta:creation-date>
    <meta:editing-duration>PT1H59M1S</meta:editing-duration>
    <meta:editing-cycles>5</meta:editing-cycles>
    <meta:generator>LibreOffice/6.3.6.2$Linux_X86_64 LibreOffice_project/30$Build-2</meta:generator>
    <dc:title>Impress</dc:title>
    <dc:date>2020-06-28T19:54:53.424633250</dc:date>
    <meta:document-statistic meta:object-count="58"/>
  </office:meta>
</office:document-meta>
</file>